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2"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3632in"/>
    </style:style>
    <style:style style:name="Table1.B" style:family="table-column">
      <style:table-column-properties style:column-width="1.8757in"/>
    </style:style>
    <style:style style:name="Table1.C" style:family="table-column">
      <style:table-column-properties style:column-width="2.0688in"/>
    </style:style>
    <style:style style:name="Table1.D" style:family="table-column">
      <style:table-column-properties style:column-width="2.1917in"/>
    </style:style>
    <style:style style:name="Table1.1" style:family="table-row">
      <style:table-row-properties style:min-row-height="0.4479in" fo:keep-together="auto"/>
    </style:style>
    <style:style style:name="Table1.A1" style:family="table-cell">
      <style:table-cell-properties style:vertical-align="middle" fo:padding="0.1111in" fo:border-left="none" fo:border-right="none" fo:border-top="0.35pt solid #000000" fo:border-bottom="none"/>
    </style:style>
    <style:style style:name="Table1.B1" style:family="table-cell">
      <style:table-cell-properties style:vertical-align="middle" fo:padding="0.1111in" fo:border-left="0.35pt solid #000000" fo:border-right="none" fo:border-top="0.35pt solid #000000" fo:border-bottom="none"/>
    </style:style>
    <style:style style:name="Table1.2" style:family="table-row">
      <style:table-row-properties style:min-row-height="0.6771in" fo:keep-together="auto"/>
    </style:style>
    <style:style style:name="Table1.4" style:family="table-row">
      <style:table-row-properties style:min-row-height="0.4375in" fo:keep-together="auto"/>
    </style:style>
    <style:style style:name="P1" style:family="paragraph" style:parent-style-name="Standard">
      <loext:graphic-properties draw:fill="solid" draw:fill-color="#ffffff"/>
      <style:paragraph-properties fo:margin-top="0in" fo:margin-bottom="0.1665in" loext:contextual-spacing="false" fo:line-height="162%" fo:background-color="#ffffff"/>
    </style:style>
    <style:style style:name="P2" style:family="paragraph" style:parent-style-name="Standard">
      <loext:graphic-properties draw:fill="solid" draw:fill-color="#ffffff"/>
      <style:paragraph-properties fo:margin-top="0in" fo:margin-bottom="0.1665in" loext:contextual-spacing="false" fo:line-height="100%" fo:background-color="#ffffff"/>
    </style:style>
    <style:style style:name="P3" style:family="paragraph" style:parent-style-name="Standard">
      <style:paragraph-properties fo:margin-top="0in" fo:margin-bottom="0.1665in" loext:contextual-spacing="false" fo:line-height="157%"/>
    </style:style>
    <style:style style:name="P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5"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6"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7"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8"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9"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0"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1" style:family="paragraph" style:parent-style-name="Standard" style:list-style-name="WWNum9">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2"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3"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4"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5"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6"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17"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18" style:family="paragraph" style:parent-style-name="Standard" style:list-style-name="WWNum12">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19"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0" style:family="paragraph" style:parent-style-name="Standard" style:list-style-name="WWNum11">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1"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2"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3" style:family="paragraph" style:parent-style-name="Standard" style:list-style-name="WWNum9">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5"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6"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7"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fo:padding="0in" fo:border="none"/>
    </style:style>
    <style:style style:name="P28" style:family="paragraph" style:parent-style-name="Heading_20_1" style:master-page-name="Standard">
      <loext:graphic-properties draw:fill="solid" draw:fill-color="#ffffff"/>
      <style:paragraph-properties fo:margin-top="0in" fo:margin-bottom="0.1665in" loext:contextual-spacing="false" fo:line-height="160%" fo:keep-together="auto" style:page-number="1" fo:background-color="#ffffff" fo:padding="0in" fo:border="none" fo:keep-with-next="auto"/>
    </style:style>
    <style:style style:name="P29" style:family="paragraph" style:parent-style-name="Heading_20_3">
      <loext:graphic-properties draw:fill="solid" draw:fill-color="#ffffff"/>
      <style:paragraph-properties fo:margin-top="0in" fo:margin-bottom="0.1665in" loext:contextual-spacing="false" fo:line-height="162%" fo:keep-together="auto" fo:background-color="#ffffff" fo:padding="0in" fo:border="none" fo:keep-with-next="auto"/>
    </style:style>
    <style:style style:name="P30" style:family="paragraph" style:parent-style-name="Heading_20_2">
      <loext:graphic-properties draw:fill="solid" draw:fill-color="#ffffff"/>
      <style:paragraph-properties fo:margin-top="0in" fo:margin-bottom="0.1665in" loext:contextual-spacing="false" fo:line-height="155%" fo:keep-together="auto" fo:background-color="#ffffff" fo:padding="0in" fo:border="none" fo:keep-with-next="auto"/>
    </style:style>
    <style:style style:name="P31" style:family="paragraph">
      <loext:graphic-properties draw:fill="solid" draw:fill-color="#a0a0a0"/>
      <style:paragraph-properties fo:text-align="center"/>
    </style:style>
    <style:style style:name="T1" style:family="text">
      <style:text-properties style:font-name="Roboto" fo:font-size="15pt" fo:font-weight="bold" style:font-name-asian="Roboto2" style:font-size-asian="15pt" style:font-weight-asian="bold" style:font-name-complex="Roboto2" style:font-size-complex="15pt" style:font-weight-complex="bold"/>
    </style:style>
    <style:style style:name="T2" style:family="text">
      <style:text-properties style:font-name="Roboto" fo:font-size="12pt" style:font-name-asian="Roboto2" style:font-size-asian="12pt" style:font-name-complex="Roboto2" style:font-size-complex="12pt"/>
    </style:style>
    <style:style style:name="T3" style:family="text">
      <style:text-properties style:font-name="Roboto" fo:font-size="13.5pt" fo:font-weight="bold" style:font-name-asian="Roboto2" style:font-size-asian="13.5pt" style:font-weight-asian="bold" style:font-name-complex="Roboto2" style:font-size-complex="13.5pt" style:font-weight-complex="bold"/>
    </style:style>
    <style:style style:name="T4" style:family="text">
      <style:text-properties style:font-name="Roboto" fo:font-size="10.5pt" fo:background-color="#f5f5f5" loext:char-shading-value="0" style:font-name-asian="Roboto2" style:font-size-asian="10.5pt" style:font-name-complex="Roboto2" style:font-size-complex="10.5pt"/>
    </style:style>
    <style:style style:name="T5" style:family="text">
      <style:text-properties style:font-name="Roboto" fo:font-size="10.5pt" fo:font-weight="bold" style:font-name-asian="Roboto2" style:font-size-asian="10.5pt" style:font-weight-asian="bold" style:font-name-complex="Roboto2" style:font-size-complex="10.5pt" style:font-weight-complex="bold"/>
    </style:style>
    <style:style style:name="T6" style:family="text">
      <style:text-properties style:font-name="Roboto" fo:font-size="10.5pt" style:font-name-asian="Roboto2" style:font-size-asian="10.5pt" style:font-name-complex="Roboto2" style:font-size-complex="10.5pt"/>
    </style:style>
    <style:style style:name="T7" style:family="text">
      <style:text-properties fo:color="#000000" style:font-name="Roboto" fo:font-size="12pt" fo:font-weight="bold" style:font-name-asian="Roboto2" style:font-size-asian="12pt" style:font-weight-asian="bold" style:font-name-complex="Roboto2" style:font-size-complex="12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pu81wtsi8kj3"/><text:span text:style-name="T1">Supplier Security Policy</text:span></text:p>
      <text:p text:style-name="P1"><text:span text:style-name="T2">PaperWorks Online Ltd.</text:span></text:p>
      <text:p text:style-name="P1"><text:span text:style-name="T2">Version 1.0 – 24 December 2025</text:span></text:p>
      <text:p text:style-name="P1"><text:span text:style-name="T2">Owner: Alice Kelleher (Procurement &amp; Compliance Lead)</text:span></text:p>
      <text:p text:style-name="P1"><text:span text:style-name="T2">Approved by: Michael Byrne (CEO)</text:span></text:p>
      <text:p text:style-name="P1"><text:span text:style-name="T2">Next review: 24 June 2026</text:span></text:p>
      <text:p text:style-name="Standard"><draw:rect text:anchor-type="as-char" style:rel-width="100%" draw:z-index="0" draw:style-name="gr1" draw:text-style-name="P31" svg:width="0.0012in" svg:height="0.0213in"><text:p/></draw:rect></text:p>
      <text:p text:style-name="P30"><text:bookmark text:name="_efg3glr9c969"/><text:span text:style-name="T3">1. PURPOSE</text:span></text:p>
      <text:p text:style-name="P1"><text:span text:style-name="T2">Protect PaperWorks information assets by ensuring every supplier (vendor, contractor, cloud provider, courier, software vendor, etc.) that stores, processes, transmits or has physical access to our data implements security controls equal to or greater than our own ISMS. This policy satisfies ISO 27001:2022 A.15, GDPR Art. 28 &amp; 32, and PCI DSS v4.0 Req. 12.8.</text:span></text:p>
      <text:p text:style-name="Standard"><draw:rect text:anchor-type="as-char" style:rel-width="100%" draw:z-index="1" draw:style-name="gr1" draw:text-style-name="P31" svg:width="0.0012in" svg:height="0.0213in"><text:p/></draw:rect></text:p>
      <text:p text:style-name="P30"><text:bookmark text:name="_50ssnmfgr1t"/><text:span text:style-name="T3">2. SCOPE</text:span></text:p>
      <text:p text:style-name="P1"><text:span text:style-name="T2">Applies to all third parties used to design, deliver, host, transport, pay for, market or support the on-line stationery store, regardless of location.</text:span></text:p>
      <text:p text:style-name="Standard"><draw:rect text:anchor-type="as-char" style:rel-width="100%" draw:z-index="2" draw:style-name="gr1" draw:text-style-name="P31" svg:width="0.0012in" svg:height="0.0213in"><text:p/></draw:rect></text:p>
      <text:p text:style-name="P30"><text:bookmark text:name="_z00q4ho9z39e"/><text:span text:style-name="T3">3. SUPPLIER RISK TIERS</text:span></text:p>
      <text:p text:style-name="P2"><text:span text:style-name="T4">TableCop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xt:span text:style-name="T5">Tier</text:span></text:p>
          </table:table-cell>
          <table:table-cell table:style-name="Table1.B1" office:value-type="string">
            <text:p text:style-name="P3"><text:span text:style-name="T5">Criteria</text:span></text:p>
          </table:table-cell>
          <table:table-cell table:style-name="Table1.B1" office:value-type="string">
            <text:p text:style-name="P3"><text:span text:style-name="T5">Examples</text:span></text:p>
          </table:table-cell>
          <table:table-cell table:style-name="Table1.B1" office:value-type="string">
            <text:p text:style-name="P3"><text:span text:style-name="T5">Due-diligence depth</text:span></text:p>
          </table:table-cell>
        </table:table-row>
        <table:table-row table:style-name="Table1.2">
          <table:table-cell table:style-name="Table1.A1" office:value-type="string">
            <text:p text:style-name="P3"><text:span text:style-name="T6">CRITICAL</text:span></text:p>
          </table:table-cell>
          <table:table-cell table:style-name="Table1.B1" office:value-type="string">
            <text:p text:style-name="P3"><text:span text:style-name="T6">Access to personal/PCI data OR single source OR &gt; €50 k p.a.</text:span></text:p>
          </table:table-cell>
          <table:table-cell table:style-name="Table1.B1" office:value-type="string">
            <text:p text:style-name="P3"><text:span text:style-name="T6">AWS, Stripe, Shopify, An Post, Google Workspace, packaging factory</text:span></text:p>
          </table:table-cell>
          <table:table-cell table:style-name="Table1.B1" office:value-type="string">
            <text:p text:style-name="P3"><text:span text:style-name="T6">Full questionnaire + SOC2/ISO report review + annual on-site or virtual audit right</text:span></text:p>
          </table:table-cell>
        </table:table-row>
        <table:table-row table:style-name="Table1.1">
          <table:table-cell table:style-name="Table1.A1" office:value-type="string">
            <text:p text:style-name="P3"><text:span text:style-name="T6">HIGH</text:span></text:p>
          </table:table-cell>
          <table:table-cell table:style-name="Table1.B1" office:value-type="string">
            <text:p text:style-name="P3"><text:span text:style-name="T6">Access to confidential business data OR &gt; €10 k p.a.</text:span></text:p>
          </table:table-cell>
          <table:table-cell table:style-name="Table1.B1" office:value-type="string">
            <text:p text:style-name="P3"><text:span text:style-name="T6">Mailchimp, HR SaaS, accountant, courier secondary</text:span></text:p>
          </table:table-cell>
          <table:table-cell table:style-name="Table1.B1" office:value-type="string">
            <text:p text:style-name="P3"><text:span text:style-name="T6">Questionnaire + evidence of certification OR external scan</text:span></text:p>
          </table:table-cell>
        </table:table-row>
        <table:table-row table:style-name="Table1.4">
          <table:table-cell table:style-name="Table1.A1" office:value-type="string">
            <text:p text:style-name="P3"><text:span text:style-name="T6">LOW</text:span></text:p>
          </table:table-cell>
          <table:table-cell table:style-name="Table1.B1" office:value-type="string">
            <text:p text:style-name="P3"><text:span text:style-name="T6">No data access AND &lt; €10 k AND replaceable</text:span></text:p>
          </table:table-cell>
          <table:table-cell table:style-name="Table1.B1" office:value-type="string">
            <text:p text:style-name="P3"><text:span text:style-name="T6">Office supplies, cleaning, florist</text:span></text:p>
          </table:table-cell>
          <table:table-cell table:style-name="Table1.B1" office:value-type="string">
            <text:p text:style-name="P3"><text:span text:style-name="T6">Light questionnaire (10 questions)</text:span></text:p>
          </table:table-cell>
        </table:table-row>
      </table:table>
      <text:p text:style-name="P1"><text:span text:style-name="T2">Decision tree in Confluence automatically assigns tier when procurement ticket is opened.</text:span></text:p>
      <text:p text:style-name="Standard"><text:soft-page-break/><draw:rect text:anchor-type="as-char" style:rel-width="100%" draw:z-index="3" draw:style-name="gr1" draw:text-style-name="P31" svg:width="0.0012in" svg:height="0.0213in"><text:p/></draw:rect></text:p>
      <text:p text:style-name="P30"><text:bookmark text:name="_byf2iw16p9q"/><text:span text:style-name="T3">4. SUPPLIER SECURITY MINIMUM REQUIREMENTS</text:span></text:p>
      <text:p text:style-name="P1"><text:span text:style-name="T2">All tiers must meet these non-negotiables:</text:span></text:p>
      <text:list xml:id="list1350495933" text:style-name="WWNum4">
        <text:list-item>
          <text:p text:style-name="P4"><text:span text:style-name="T2">Signed Data Processing Agreement (DPA) or PCI DSS Attestation of Compliance (AoC) where card data flow.</text:span></text:p>
        </text:list-item>
        <text:list-item>
          <text:p text:style-name="P4"><text:span text:style-name="T2">Incident notification ≤ 12 h of discovering any event affecting our data.</text:span></text:p>
        </text:list-item>
        <text:list-item>
          <text:p text:style-name="P4"><text:span text:style-name="T2">Right for us to audit or request independent audit report (SOC 2 Type II / ISO 27001 / PCI ROC) annually.</text:span></text:p>
        </text:list-item>
        <text:list-item>
          <text:p text:style-name="P4"><text:span text:style-name="T2">Encrypt data in transit (TLS 1.3) and at rest (AES-256 or equivalent).</text:span></text:p>
        </text:list-item>
        <text:list-item>
          <text:p text:style-name="P4"><text:span text:style-name="T2">Enforce MFA for all admin accounts; roles based on least-privilege.</text:span></text:p>
        </text:list-item>
        <text:list-item>
          <text:p text:style-name="P4"><text:span text:style-name="T2">Maintain an information security policy reviewed at least yearly.</text:span></text:p>
        </text:list-item>
        <text:list-item>
          <text:p text:style-name="P16"><text:span text:style-name="T2">Sub-contractors disclosed; same requirements flow down.</text:span></text:p>
        </text:list-item>
      </text:list>
      <text:p text:style-name="P1"><text:span text:style-name="T2">CRITICAL tier must additionally:</text:span></text:p>
      <text:list xml:id="list706852135" text:style-name="WWNum3">
        <text:list-item>
          <text:p text:style-name="P5"><text:span text:style-name="T2">Provide external penetration-test summary ≤ 12 months old (no critical/highs un-remediated).</text:span></text:p>
        </text:list-item>
        <text:list-item>
          <text:p text:style-name="P5"><text:span text:style-name="T2">Business Continuity Plan with RTO ≤ 24 h and RPO ≤ 1 h.</text:span></text:p>
        </text:list-item>
        <text:list-item>
          <text:p text:style-name="P17"><text:span text:style-name="T2">Annual vulnerability scan and patch SLA: critical ≤ 14 days.</text:span></text:p>
        </text:list-item>
      </text:list>
      <text:p text:style-name="Standard"><draw:rect text:anchor-type="as-char" style:rel-width="100%" draw:z-index="4" draw:style-name="gr1" draw:text-style-name="P31" svg:width="0.0012in" svg:height="0.0213in"><text:p/></draw:rect></text:p>
      <text:p text:style-name="P30"><text:bookmark text:name="_lnj3rbsq75al"/><text:span text:style-name="T3">5. SUPPLIER LIFECYCLE</text:span></text:p>
      <text:p text:style-name="P29"><text:bookmark text:name="_f7dzmsvi2v73"/><text:span text:style-name="T7">5.1 Pre-engagement</text:span></text:p>
      <text:list xml:id="list2342980362" text:style-name="WWNum12">
        <text:list-item>
          <text:p text:style-name="P6"><text:span text:style-name="T2">Procurement triggers “New Supplier” Jira; tier calculated automatically.</text:span></text:p>
        </text:list-item>
        <text:list-item>
          <text:p text:style-name="P6"><text:span text:style-name="T2">Security questionnaire sent (OneTrust or Excel).</text:span></text:p>
        </text:list-item>
        <text:list-item>
          <text:p text:style-name="P6"><text:span text:style-name="T2">Evidence collected: certifications, SOC 2, AoC, insurance cert.</text:span></text:p>
        </text:list-item>
        <text:list-item>
          <text:p text:style-name="P6"><text:span text:style-name="T2">Risk score computed (0-100). Score ≥ 70 required for CRITICAL; ≥ 50 for HIGH.</text:span></text:p>
        </text:list-item>
        <text:list-item>
          <text:p text:style-name="P6"><text:soft-page-break/><text:span text:style-name="T2">Security Risk Assessment (SRA) report stored in “Supplier Register” (Airtable).</text:span></text:p>
        </text:list-item>
        <text:list-item>
          <text:p text:style-name="P18"><text:span text:style-name="T2">Contract drafted (see § 6).</text:span></text:p>
        </text:list-item>
      </text:list>
      <text:p text:style-name="P29"><text:bookmark text:name="_9lo9zha524z1"/><text:span text:style-name="T7">5.2 On-boarding</text:span></text:p>
      <text:list xml:id="list3932896305" text:style-name="WWNum7">
        <text:list-item>
          <text:p text:style-name="P7"><text:span text:style-name="T2">Add to Supplier Register: scope, data types, tier, risk score, approver, next review date.</text:span></text:p>
        </text:list-item>
        <text:list-item>
          <text:p text:style-name="P7"><text:span text:style-name="T2">Create limited-access service account; MFA enforced.</text:span></text:p>
        </text:list-item>
        <text:list-item>
          <text:p text:style-name="P19"><text:span text:style-name="T2">Add to quarterly vulnerability scan whitelist if external IPs.</text:span></text:p>
        </text:list-item>
      </text:list>
      <text:p text:style-name="P29"><text:bookmark text:name="_bjoev16vm5cs"/><text:span text:style-name="T7">5.3 Ongoing monitoring</text:span></text:p>
      <text:list xml:id="list434176675" text:style-name="WWNum11">
        <text:list-item>
          <text:p text:style-name="P8"><text:span text:style-name="T2">Continuous: news &amp; breach feed (UpGuard) alerts → Slack #security.</text:span></text:p>
        </text:list-item>
        <text:list-item>
          <text:p text:style-name="P8"><text:span text:style-name="T2">Monthly: critical supplier SSL expiry, TLS grade check.</text:span></text:p>
        </text:list-item>
        <text:list-item>
          <text:p text:style-name="P8"><text:span text:style-name="T2">Quarterly: re-score questionnaire (light) for CRITICAL; remediate any highs within 30 days.</text:span></text:p>
        </text:list-item>
        <text:list-item>
          <text:p text:style-name="P20"><text:span text:style-name="T2">Annually: full re-certification; right-to-audit exercised on 10 % sample or where score dips.</text:span></text:p>
        </text:list-item>
      </text:list>
      <text:p text:style-name="P29"><text:bookmark text:name="_lriqkb9r0ay7"/><text:span text:style-name="T7">5.4 Off-boarding / change</text:span></text:p>
      <text:list xml:id="list3037035446" text:style-name="WWNum10">
        <text:list-item>
          <text:p text:style-name="P9"><text:span text:style-name="T2">Procurement raises “Supplier Change” ticket.</text:span></text:p>
        </text:list-item>
        <text:list-item>
          <text:p text:style-name="P9"><text:span text:style-name="T2">Confirm data deletion or return (GDPR Art. 17) in writing; obtain certificate of destruction for PCI data.</text:span></text:p>
        </text:list-item>
        <text:list-item>
          <text:p text:style-name="P9"><text:span text:style-name="T2">Revoke API keys, VPN, OAuth tokens; remove from monitoring tools.</text:span></text:p>
        </text:list-item>
        <text:list-item>
          <text:p text:style-name="P21"><text:span text:style-name="T2">Archive entry in Supplier Register; retain evidence 3 years.</text:span></text:p>
        </text:list-item>
      </text:list>
      <text:p text:style-name="Standard"><draw:rect text:anchor-type="as-char" style:rel-width="100%" draw:z-index="5" draw:style-name="gr1" draw:text-style-name="P31" svg:width="0.0012in" svg:height="0.0213in"><text:p/></draw:rect></text:p>
      <text:p text:style-name="P30"><text:bookmark text:name="_rui5gzx34bsy"/><text:span text:style-name="T3">6. CONTRACTUAL SECURITY CLAUSES (must be present)</text:span></text:p>
      <text:p text:style-name="P1"><text:span text:style-name="T2">✓ Confidentiality &amp; data usage – data used only for specified purpose.</text:span></text:p>
      <text:p text:style-name="P1"><text:span text:style-name="T2">✓ Sub-processing disclosure – prior written approval for any sub-tier vendor.</text:span></text:p>
      <text:p text:style-name="P1"><text:span text:style-name="T2">✓ Audit right – 10 business-days notice, remote or on-site, cost borne by us unless material non-compliance found.</text:span></text:p>
      <text:p text:style-name="P1"><text:soft-page-break/><text:span text:style-name="T2">✓ Breach notification – ≤ 12 h e-mail + 24 h written report; cooperate with investigation.</text:span></text:p>
      <text:p text:style-name="P1"><text:span text:style-name="T2">✓ Liability &amp; insurance – minimum €2 m cyber-insurance for CRITICAL suppliers.</text:span></text:p>
      <text:p text:style-name="P1"><text:span text:style-name="T2">✓ Termination assistance – 30-day transition, continued security obligations.</text:span></text:p>
      <text:p text:style-name="P1"><text:span text:style-name="T2">✓ Governing law – Irish law; GDPR compliance mandated.</text:span></text:p>
      <text:p text:style-name="P1"><text:span text:style-name="T2">Template clauses reside in …/LEGAL/Templates/Supplier-Security-Addendum-v1.docx.</text:span></text:p>
      <text:p text:style-name="Standard"><draw:rect text:anchor-type="as-char" style:rel-width="100%" draw:z-index="6" draw:style-name="gr1" draw:text-style-name="P31" svg:width="0.0012in" svg:height="0.0213in"><text:p/></draw:rect></text:p>
      <text:p text:style-name="P30"><text:bookmark text:name="_6yi1sep5psnm"/><text:span text:style-name="T3">7. ACCEPTABLE CERTIFICATIONS (evidence replaces some questionnaire answers)</text:span></text:p>
      <text:list xml:id="list916282175" text:style-name="WWNum1">
        <text:list-item>
          <text:p text:style-name="P10"><text:span text:style-name="T2">ISO 27001 / 27701 certificate (valid, accredited CB)</text:span></text:p>
        </text:list-item>
        <text:list-item>
          <text:p text:style-name="P10"><text:span text:style-name="T2">SOC 2 Type II report (within 12 months)</text:span></text:p>
        </text:list-item>
        <text:list-item>
          <text:p text:style-name="P10"><text:span text:style-name="T2">PCI DSS AoC (merchant or service provider)</text:span></text:p>
        </text:list-item>
        <text:list-item>
          <text:p text:style-name="P22"><text:span text:style-name="T2">C5, CSA STAR Level 2, FedRAMP moderate or higher<text:line-break/>Condition: scope must cover the service we consume; letter of attestation from auditor attached.</text:span></text:p>
        </text:list-item>
      </text:list>
      <text:p text:style-name="Standard"><draw:rect text:anchor-type="as-char" style:rel-width="100%" draw:z-index="7" draw:style-name="gr1" draw:text-style-name="P31" svg:width="0.0012in" svg:height="0.0213in"><text:p/></draw:rect></text:p>
      <text:p text:style-name="P30"><text:bookmark text:name="_h1h7cglwqlxg"/><text:span text:style-name="T3">8. RISK-BASED DUE-DILIGENCE QUESTIONNAIRE (excerpt)</text:span></text:p>
      <text:list xml:id="list3508241521" text:style-name="WWNum9">
        <text:list-item>
          <text:p text:style-name="P11"><text:span text:style-name="T2">Do you maintain an ISMS? Last review date?</text:span></text:p>
        </text:list-item>
        <text:list-item>
          <text:p text:style-name="P11"><text:span text:style-name="T2">List all locations where our data will be stored.</text:span></text:p>
        </text:list-item>
        <text:list-item>
          <text:p text:style-name="P11"><text:span text:style-name="T2">Encryption standards (at rest &amp; in transit).</text:span></text:p>
        </text:list-item>
        <text:list-item>
          <text:p text:style-name="P11"><text:span text:style-name="T2">Vulnerability management process &amp; SLAs.</text:span></text:p>
        </text:list-item>
        <text:list-item>
          <text:p text:style-name="P11"><text:span text:style-name="T2">Incident response plan – last test date?</text:span></text:p>
        </text:list-item>
        <text:list-item>
          <text:p text:style-name="P11"><text:span text:style-name="T2">MFA enforced for all privileged accounts?</text:span></text:p>
        </text:list-item>
        <text:list-item>
          <text:p text:style-name="P11"><text:span text:style-name="T2">Backup frequency &amp; restore test evidence.</text:span></text:p>
        </text:list-item>
        <text:list-item>
          <text:p text:style-name="P11"><text:span text:style-name="T2">Business continuity plan – RTO / RPO?</text:span></text:p>
        </text:list-item>
        <text:list-item>
          <text:p text:style-name="P11"><text:soft-page-break/><text:span text:style-name="T2">Sub-contractor list &amp; security controls flowed down.</text:span></text:p>
        </text:list-item>
        <text:list-item>
          <text:p text:style-name="P23"><text:span text:style-name="T2">Insurance sum &amp; policy number.</text:span></text:p>
        </text:list-item>
      </text:list>
      <text:p text:style-name="P1"><text:span text:style-name="T2">Full list (60 questions) in Appendix A of this document.</text:span></text:p>
      <text:p text:style-name="Standard"><draw:rect text:anchor-type="as-char" style:rel-width="100%" draw:z-index="8" draw:style-name="gr1" draw:text-style-name="P31" svg:width="0.0012in" svg:height="0.0213in"><text:p/></draw:rect></text:p>
      <text:p text:style-name="P30"><text:bookmark text:name="_fc49zblislvv"/><text:span text:style-name="T3">9. METRICS &amp; REPORTING</text:span></text:p>
      <text:p text:style-name="P1"><text:span text:style-name="T2">Quarterly dashboard to management:</text:span></text:p>
      <text:list xml:id="list57824022" text:style-name="WWNum2">
        <text:list-item>
          <text:p text:style-name="P12"><text:span text:style-name="T2">% CRITICAL suppliers with current certification</text:span></text:p>
        </text:list-item>
        <text:list-item>
          <text:p text:style-name="P12"><text:span text:style-name="T1">high-risk findings open &gt; 30 days</text:span></text:p>
        </text:list-item>
        <text:list-item>
          <text:p text:style-name="P12"><text:span text:style-name="T1">suppliers added / removed / tier changed</text:span></text:p>
        </text:list-item>
        <text:list-item>
          <text:p text:style-name="P12"><text:span text:style-name="T1">audits performed &amp; compliance rate</text:span></text:p>
        </text:list-item>
        <text:list-item>
          <text:p text:style-name="P24"><text:span text:style-name="T1">security incidents traced to suppliers</text:span></text:p>
        </text:list-item>
      </text:list>
      <text:p text:style-name="P1"><text:span text:style-name="T2">Target: 100 % CRITICAL suppliers compliant; zero high-risk findings older than 30 days.</text:span></text:p>
      <text:p text:style-name="Standard"><draw:rect text:anchor-type="as-char" style:rel-width="100%" draw:z-index="9" draw:style-name="gr1" draw:text-style-name="P31" svg:width="0.0012in" svg:height="0.0213in"><text:p/></draw:rect></text:p>
      <text:p text:style-name="P30"><text:bookmark text:name="_nx0ftgevxku5"/><text:span text:style-name="T3">10. INCIDENTS INVOLVING SUPPLIERS</text:span></text:p>
      <text:list xml:id="list2054571370" text:style-name="WWNum5">
        <text:list-item>
          <text:p text:style-name="P13"><text:span text:style-name="T2">Treat as “third-party incident” per Incident Response Policy.</text:span></text:p>
        </text:list-item>
        <text:list-item>
          <text:p text:style-name="P13"><text:span text:style-name="T2">Supplier must provide root-cause analysis &amp; corrective action plan within 5 days.</text:span></text:p>
        </text:list-item>
        <text:list-item>
          <text:p text:style-name="P25"><text:span text:style-name="T2">Repeat non-compliance (&gt; 1 high-severity incident per 12 months) may lead to suspension or termination.</text:span></text:p>
        </text:list-item>
      </text:list>
      <text:p text:style-name="Standard"><draw:rect text:anchor-type="as-char" style:rel-width="100%" draw:z-index="10" draw:style-name="gr1" draw:text-style-name="P31" svg:width="0.0012in" svg:height="0.0213in"><text:p/></draw:rect></text:p>
      <text:p text:style-name="P30"><text:bookmark text:name="_odso8xdgk7yj"/><text:span text:style-name="T3">11. TRAINING &amp; AWARENESS</text:span></text:p>
      <text:list xml:id="list1018765288" text:style-name="WWNum8">
        <text:list-item>
          <text:p text:style-name="P14"><text:span text:style-name="T2">Procurement &amp; security teams trained annually on policy &amp; questionnaire tool.</text:span></text:p>
        </text:list-item>
        <text:list-item>
          <text:p text:style-name="P26"><text:span text:style-name="T2">Suppliers receive 1-page quick-reference on order of required evidence.</text:span></text:p>
        </text:list-item>
      </text:list>
      <text:p text:style-name="Standard"><text:soft-page-break/><draw:rect text:anchor-type="as-char" style:rel-width="100%" draw:z-index="11" draw:style-name="gr1" draw:text-style-name="P31" svg:width="0.0012in" svg:height="0.0213in"><text:p/></draw:rect></text:p>
      <text:p text:style-name="P30"><text:bookmark text:name="_dl44zgvr22dq"/><text:span text:style-name="T3">12. DOCUMENT CONTROL</text:span></text:p>
      <text:p text:style-name="P1"><text:span text:style-name="T2">Owner: Alice Kelleher</text:span></text:p>
      <text:p text:style-name="P1"><text:span text:style-name="T2">Location: …/ISMS/POL-10-Supplier-Security.pdf</text:span></text:p>
      <text:p text:style-name="P1"><text:span text:style-name="T2">Related docs:</text:span></text:p>
      <text:list xml:id="list1952499705" text:style-name="WWNum6">
        <text:list-item>
          <text:p text:style-name="P15"><text:span text:style-name="T2">Data Processing Agreement template</text:span></text:p>
        </text:list-item>
        <text:list-item>
          <text:p text:style-name="P15"><text:span text:style-name="T2">Supplier Register (Airtable)</text:span></text:p>
        </text:list-item>
        <text:list-item>
          <text:p text:style-name="P27"><text:span text:style-name="T2">Incident Response Policy (POL-06)</text:span></text:p>
        </text:list-item>
      </text:list>
      <text:p text:style-name="Standard"><draw:rect text:anchor-type="as-char" style:rel-width="100%" draw:z-index="12" draw:style-name="gr1" draw:text-style-name="P31" svg:width="0.0012in" svg:height="0.0213in"><text:p/></draw:rect></text:p>
      <text:p text:style-name="P1"><text:span text:style-name="T2">Appendix A – Full Questionnaire &amp; scoring sheet (available on SharePoint)</text:span></text:p>
      <text:p text:style-name="P1"><text:span text:style-name="T2">Appendix B – Approved Supplier white-list (updated monthl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127" meta:word-count="954" meta:character-count="6225" meta:non-whitespace-character-count="5427"/>
    <meta:generator>LibreOfficeDev/6.0.5.2$Linux_X86_64 LibreOffice_project/</meta:generator>
  </office:meta>
</office:document-meta>
</file>